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4C47E0000464800002AFFC11B85FD.pdf" manifest:media-type="application/pdf"/>
  <manifest:file-entry manifest:full-path="Pictures/10000001000006040000039EEBAA7A69.png" manifest:media-type="image/png"/>
  <manifest:file-entry manifest:full-path="Pictures/100000010000061B000000CC78E6C424.png" manifest:media-type="image/png"/>
  <manifest:file-entry manifest:full-path="Pictures/10000001000002A8000001A004F776C7.png" manifest:media-type="image/png"/>
  <manifest:file-entry manifest:full-path="Pictures/10000001000005D20000034DCC238650.png" manifest:media-type="image/png"/>
  <manifest:file-entry manifest:full-path="Pictures/10000001000005D50000034E5898CC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66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47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/>
      <style:text-properties fo:font-size="54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5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75cm" svg:height="24.502cm" svg:x="0cm" svg:y="8.053cm">
          <draw:image xlink:href="Pictures/10000001000006040000039EEBAA7A69.png" xlink:type="simple" xlink:show="embed" xlink:actuate="onLoad" draw:mime-type="image/png">
            <text:p/>
          </draw:image>
        </draw:frame>
        <draw:frame draw:style-name="gr1" draw:text-style-name="P1" draw:layer="layout" svg:width="41.359cm" svg:height="5.397cm" svg:x="0cm" svg:y="1cm">
          <draw:image xlink:href="Pictures/100000010000061B000000CC78E6C424.png" xlink:type="simple" xlink:show="embed" xlink:actuate="onLoad" draw:mime-type="image/png">
            <text:p/>
          </draw:image>
        </draw:frame>
        <draw:frame draw:style-name="gr1" draw:text-style-name="P1" draw:layer="layout" svg:width="41.458cm" svg:height="25.362cm" svg:x="41.642cm" svg:y="8.053cm">
          <draw:image xlink:href="Pictures/1014C47E0000464800002AFFC11B85FD.pdf" xlink:type="simple" xlink:show="embed" xlink:actuate="onLoad" draw:mime-type="application/pdf">
            <text:p/>
          </draw:image>
          <draw:image xlink:href="Pictures/10000001000002A8000001A004F776C7.png" xlink:type="simple" xlink:show="embed" xlink:actuate="onLoad" draw:mime-type="image/png"/>
        </draw:frame>
        <draw:frame draw:style-name="gr1" draw:text-style-name="P1" draw:layer="layout" svg:width="39.427cm" svg:height="22.359cm" svg:x="1.397cm" svg:y="34.726cm">
          <draw:image xlink:href="Pictures/10000001000005D20000034DCC238650.png" xlink:type="simple" xlink:show="embed" xlink:actuate="onLoad" draw:mime-type="image/png">
            <text:p/>
          </draw:image>
        </draw:frame>
        <draw:frame draw:style-name="gr1" draw:text-style-name="P1" draw:layer="layout" svg:width="39.506cm" svg:height="22.385cm" svg:x="41.905cm" svg:y="34.713cm">
          <draw:image xlink:href="Pictures/10000001000005D50000034E5898CCF9.png" xlink:type="simple" xlink:show="embed" xlink:actuate="onLoad" draw:mime-type="image/png">
            <text:p/>
          </draw:image>
        </draw:frame>
        <draw:frame draw:style-name="gr2" draw:text-style-name="P3" draw:layer="layout" svg:width="37.201cm" svg:height="1.918cm" svg:x="44.714cm" svg:y="33.226cm">
          <draw:text-box>
            <text:p text:style-name="P2"><text:span text:style-name="T1">Розміри</text:span></text:p>
          </draw:text-box>
        </draw:frame>
        <draw:frame draw:style-name="gr2" draw:text-style-name="P3" draw:layer="layout" svg:width="40.379cm" svg:height="1.918cm" svg:x="0.371cm" svg:y="31.242cm">
          <draw:text-box>
            <text:p text:style-name="P2"><text:span text:style-name="T1">Вид зверху</text:span></text:p>
          </draw:text-box>
        </draw:frame>
        <draw:frame draw:style-name="gr2" draw:text-style-name="P3" draw:layer="layout" svg:width="41.359cm" svg:height="1.918cm" svg:x="0cm" svg:y="6.135cm">
          <draw:text-box>
            <text:p text:style-name="P2"><text:span text:style-name="T1">Вид спереду</text:span></text:p>
          </draw:text-box>
        </draw:frame>
        <draw:frame draw:style-name="gr3" draw:text-style-name="P3" draw:layer="layout" svg:width="39.413cm" svg:height="1.72cm" svg:x="1.411cm" svg:y="57.062cm">
          <draw:text-box>
            <text:p text:style-name="P2"><text:span text:style-name="T1">Шар міді зверху</text:span></text:p>
          </draw:text-box>
        </draw:frame>
        <draw:frame draw:style-name="gr3" draw:text-style-name="P3" draw:layer="layout" svg:width="39.413cm" svg:height="1.72cm" svg:x="41.998cm" svg:y="57.098cm">
          <draw:text-box>
            <text:p text:style-name="P2"><text:span text:style-name="T1">Шар міді знизу</text:span></text:p>
          </draw:text-box>
        </draw:frame>
        <draw:frame draw:style-name="gr4" draw:text-style-name="P4" draw:layer="layout" svg:width="40.149cm" svg:height="3.72cm" svg:x="42.878cm" svg:y="2.939cm">
          <draw:text-box>
            <text:p text:style-name="P2"><text:span text:style-name="T2">Материнська плат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31T19:32:21.931224300</meta:creation-date>
    <dc:date>2025-06-03T22:51:24.718310700</dc:date>
    <meta:editing-duration>PT16M36S</meta:editing-duration>
    <meta:editing-cycles>5</meta:editing-cycles>
    <meta:generator>LibreOffice/25.2.3.2$Windows_X86_64 LibreOffice_project/bbb074479178df812d175f709636b368952c2ce3</meta:generator>
    <meta:print-date>2025-05-31T19:47:52.426610900</meta:print-date>
    <meta:printed-by>PDF files</meta:printed-by>
    <meta:document-statistic meta:object-count="11"/>
  </office:meta>
</office:document-meta>
</file>